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03979539DBEBFD9D199.png" manifest:media-type="image/png"/>
  <manifest:file-entry manifest:full-path="Pictures/10000001000003A20000003B500C0786FCB2C63F.png" manifest:media-type="image/png"/>
  <manifest:file-entry manifest:full-path="Pictures/100000010000039F0000005157C0AF724EAE8CAF.png" manifest:media-type="image/png"/>
  <manifest:file-entry manifest:full-path="Pictures/100000010000039400000029EB0C1116D5706C49.png" manifest:media-type="image/png"/>
  <manifest:file-entry manifest:full-path="Pictures/100000010000038F000000477A5164AA2BBD06F5.png" manifest:media-type="image/png"/>
  <manifest:file-entry manifest:full-path="Pictures/10000001000002C100000041BFB18812EB2D1881.png" manifest:media-type="image/png"/>
  <manifest:file-entry manifest:full-path="Pictures/100000010000039700000030111D46425D0FA5DD.png" manifest:media-type="image/png"/>
  <manifest:file-entry manifest:full-path="Pictures/10000001000002780000002C4FF414646010AB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098149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0b02b2"/>
    </style:style>
    <style:style style:name="P3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officeooo:paragraph-rsid="000b02b2"/>
    </style:style>
    <style:style style:name="P4" style:family="paragraph" style:parent-style-name="Standard">
      <style:paragraph-properties fo:margin-top="0cm" fo:margin-bottom="0cm" style:contextual-spacing="false"/>
      <style:text-properties officeooo:rsid="000b02b2" officeooo:paragraph-rsid="000b02b2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style:font-size-asian="18pt" style:font-name-complex="Times New Roman1" style:font-size-complex="18pt"/>
    </style:style>
    <style:style style:name="T3" style:family="text">
      <style:text-properties style:font-name="Times New Roman" fo:font-size="15pt" fo:font-weight="bold" style:font-size-asian="15pt" style:font-weight-asian="bold" style:font-name-complex="Times New Roman1" style:font-size-complex="15pt" style:font-weight-complex="bold"/>
    </style:style>
    <style:style style:name="T4" style:family="text">
      <style:text-properties style:font-name="Times New Roman" fo:font-size="15pt" fo:font-weight="bold" officeooo:rsid="000b02b2" style:font-size-asian="15pt" style:font-weight-asian="bold" style:font-name-complex="Times New Roman1" style:font-size-complex="15pt" style:font-weight-complex="bold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0b02b2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ux/Unix Operating Systems</text:span><text:span text:style-name="T2">, </text:span><text:span text:style-name="T1">/proc</text:span><text:span text:style-name="T2"> is a </text:span><text:span text:style-name="T1">virtual (pseudo) file system</text:span><text:span text:style-name="T2"> used to access </text:span><text:span text:style-name="T1">process and kernel information</text:span><text:span text:style-name="T2"> at runtime.</text:span></text:p>
      <text:p text:style-name="P1"><text:span text:style-name="T2"/></text:p>
      <text:p text:style-name="P4"><text:span text:style-name="T2">Proc files system commands</text:span></text:p>
      <text:p text:style-name="P1"><text:span text:style-name="T2"/></text:p>
      <text:p text:style-name="P1"><text:span text:style-name="T3">a) Number of CPU Cores</text:span></text:p>
      <text:p text:style-name="P1"><draw:frame draw:style-name="fr1" draw:name="Image1" text:anchor-type="char" svg:x="0.298cm" svg:y="0.504cm" svg:width="16.722cm" svg:height="1.164cm" draw:z-index="0"><draw:image xlink:href="Pictures/10000001000002780000002C4FF414646010AB48.png" xlink:type="simple" xlink:show="embed" xlink:actuate="onLoad" draw:mime-type="image/png"/></draw:frame><text:span text:style-name="T3">(b) Total Memory and Fraction of Free Memory</text:span></text:p>
      <text:p text:style-name="P1"><draw:frame draw:style-name="fr1" draw:name="Image2" text:anchor-type="char" svg:x="0cm" svg:y="0.953cm" svg:width="17cm" svg:height="1.566cm" draw:z-index="1"><draw:image xlink:href="Pictures/10000001000002C100000041BFB18812EB2D1881.png" xlink:type="simple" xlink:show="embed" xlink:actuate="onLoad" draw:mime-type="image/png"/></draw:frame><text:span text:style-name="T3"><text:s text:c="149"/></text:span></text:p>
      <text:p text:style-name="P1"><text:span text:style-name="T3"/></text:p>
      <text:p text:style-name="P1"><text:span text:style-name="T3">To calculate the fraction of free memory:</text:span><draw:frame draw:style-name="fr1" draw:name="Image3" text:anchor-type="char" svg:x="0cm" svg:y="0.794cm" svg:width="17cm" svg:height="1.849cm" draw:z-index="2"><draw:image xlink:href="Pictures/100000010000038F000000477A5164AA2BBD06F5.png" xlink:type="simple" xlink:show="embed" xlink:actuate="onLoad" draw:mime-type="image/png"/></draw:frame><text:span text:style-name="T3"> <text:s text:c="2"/></text:span></text:p>
      <text:p text:style-name="P1"><text:span text:style-name="T3"/></text:p>
      <text:p text:style-name="P1"><text:span text:style-name="T3">(c) Number of Processes Currently Running <text:s/></text:span></text:p>
      <text:p text:style-name="P1"><draw:frame draw:style-name="fr1" draw:name="Image4" text:anchor-type="char" svg:x="0.318cm" svg:y="0.183cm" svg:width="17cm" svg:height="1.774cm" draw:z-index="3"><draw:image xlink:href="Pictures/100000010000039400000029EB0C1116D5706C49.png" xlink:type="simple" xlink:show="embed" xlink:actuate="onLoad" draw:mime-type="image/png"/></draw:frame><text:span text:style-name="T3"/></text:p>
      <text:p text:style-name="P1"><text:span text:style-name="T6">(d) Number of Processes in Running and Blocked States</text:span></text:p>
      <text:p text:style-name="P1"><text:span text:style-name="T6">Command:</text:span></text:p>
      <text:p text:style-name="P1"><text:span text:style-name="T9">grep "procs_running" /proc/stat</text:span></text:p>
      <text:p text:style-name="P1"><text:span text:style-name="T1">grep "procs_blocked" /proc/stat</text:span><draw:frame draw:style-name="fr1" draw:name="Image5" text:anchor-type="char" svg:x="0.238cm" svg:y="1.014cm" svg:width="17cm" svg:height="3.037cm" draw:z-index="4"><draw:image xlink:href="Pictures/100000010000039F0000005157C0AF724EAE8CAF.png" xlink:type="simple" xlink:show="embed" xlink:actuate="onLoad" draw:mime-type="image/png"/></draw:frame><text:span text:style-name="T1"> <text:s/></text:span></text:p>
      <text:p text:style-name="P1"><text:span text:style-name="T1"><text:s/></text:span></text:p>
      <text:p text:style-name="P2"><text:span text:style-name="T7">e) </text:span><text:span text:style-name="T6">Number of Processes Forked Since Last Boot</text:span></text:p>
      <text:p text:style-name="P2"><text:span text:style-name="T8">Command:</text:span></text:p>
      <text:p text:style-name="P2"><text:span text:style-name="T5">grep "processes" /proc/stat</text:span></text:p>
      <text:p text:style-name="P2"><text:soft-page-break/><text:span text:style-name="T5"/></text:p>
      <text:p text:style-name="P2"><draw:frame draw:style-name="fr3" draw:name="Image6" text:anchor-type="char" svg:width="17cm" svg:height="3.044cm" draw:z-index="5"><draw:image xlink:href="Pictures/100000010000039700000030111D46425D0FA5DD.png" xlink:type="simple" xlink:show="embed" xlink:actuate="onLoad" draw:mime-type="image/png"/></draw:frame><text:span text:style-name="T5"/></text:p>
      <text:p text:style-name="P3"><text:span text:style-name="T4">f) </text:span><text:span text:style-name="T3">Number of Context Switches Performed Since Last Bootup for a Particular Process</text:span></text:p>
      <text:p text:style-name="P2"><draw:frame draw:style-name="fr2" draw:name="Image7" text:anchor-type="char" svg:width="17cm" svg:height="2.559cm" draw:z-index="6"><draw:image xlink:href="Pictures/10000001000003A20000003B500C0786FCB2C63F.png" xlink:type="simple" xlink:show="embed" xlink:actuate="onLoad" draw:mime-type="image/png"/></draw:frame><text:span text:style-name="T3"><text:s text:c="2"/></text:span></text:p>
      <text:p text:style-name="P2"><text:span text:style-name="T8">Now check its context switch statistics:</text:span></text:p>
      <text:p text:style-name="P2"><text:span text:style-name="T3">cat /proc/2310/status | grep ctxt</text:span></text:p>
      <text:p text:style-name="P2"><draw:frame draw:style-name="fr1" draw:name="Image8" text:anchor-type="char" svg:x="-0.436cm" svg:y="0.395cm" svg:width="17cm" svg:height="1.801cm" draw:z-index="7"><draw:image xlink:href="Pictures/10000001000003AC0000003979539DBEBFD9D199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11:27:41.309296709</meta:creation-date>
    <dc:date>2026-01-19T11:47:01.032916087</dc:date>
    <meta:editing-duration>PT8M59S</meta:editing-duration>
    <meta:editing-cycles>1</meta:editing-cycles>
    <meta:document-statistic meta:table-count="0" meta:image-count="8" meta:object-count="0" meta:page-count="2" meta:paragraph-count="19" meta:word-count="101" meta:character-count="818" meta:non-whitespace-character-count="574"/>
    <meta:generator>LibreOffice/7.3.7.2$Linux_X86_64 LibreOffice_project/30$Build-2</meta:generator>
  </office:meta>
</office:document-meta>
</file>